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bf819e" draw:opacity="84%" draw:textarea-horizontal-align="justify" draw:textarea-vertical-align="middle" draw:auto-grow-height="false" fo:min-height="1cm" fo:min-width="0.75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bf819e" draw:opacity="84%" draw:textarea-horizontal-align="justify" draw:textarea-vertical-align="middle" draw:auto-grow-height="false" fo:min-height="0.948cm" fo:min-width="0.698cm" fo:padding-top="0.151cm" fo:padding-bottom="0.151cm" fo:padding-left="0.276cm" fo:padding-right="0.276cm"/>
    </style:style>
    <style:style style:name="gr3" style:family="graphic" style:parent-style-name="standard">
      <style:graphic-properties svg:stroke-width="0.212cm" svg:stroke-color="#000000" draw:marker-start-width="0.517cm" draw:marker-end-width="0.517cm" draw:fill="none" draw:opacity="84%" draw:textarea-horizontal-align="justify" draw:textarea-vertical-align="middle" draw:auto-grow-height="false" fo:min-height="9.75cm" fo:min-width="9.5cm" fo:padding-top="0.23cm" fo:padding-bottom="0.23cm" fo:padding-left="0.355cm" fo:padding-right="0.355cm"/>
    </style:style>
    <style:style style:name="gr4" style:family="graphic" style:parent-style-name="standard">
      <style:graphic-properties svg:stroke-width="0.212cm" svg:stroke-color="#000000" draw:marker-start-width="0.517cm" draw:marker-end-width="0.517cm" draw:fill="none" draw:opacity="84%" draw:textarea-horizontal-align="justify" draw:textarea-vertical-align="middle" draw:auto-grow-height="false" fo:min-height="9.592cm" fo:min-width="9.342cm" fo:padding-top="0.23cm" fo:padding-bottom="0.23cm" fo:padding-left="0.355cm" fo:padding-right="0.355cm"/>
    </style:style>
    <style:style style:name="gr5" style:family="graphic" style:parent-style-name="standard">
      <style:graphic-properties svg:stroke-width="0.212cm" svg:stroke-color="#000000" draw:marker-start-width="0.517cm" draw:marker-end-width="0.517cm" draw:fill="none" draw:opacity="84%" draw:textarea-horizontal-align="justify" draw:textarea-vertical-align="middle" draw:auto-grow-height="false" fo:min-height="9.54cm" fo:min-width="9.29cm" fo:padding-top="0.23cm" fo:padding-bottom="0.23cm" fo:padding-left="0.355cm" fo:padding-right="0.355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opacity="95%" draw:textarea-horizontal-align="justify" draw:textarea-vertical-align="middle" draw:auto-grow-height="false" fo:min-height="0.948cm" fo:min-width="0.698cm" fo:padding-top="0.151cm" fo:padding-bottom="0.151cm" fo:padding-left="0.276cm" fo:padding-right="0.276cm"/>
    </style:style>
    <style:style style:name="gr7" style:family="graphic" style:parent-style-name="standard">
      <style:graphic-properties svg:stroke-width="0.212cm" svg:stroke-color="#000000" draw:marker-start-width="0.517cm" draw:marker-end-width="0.517cm" draw:fill="none" draw:opacity="95%" draw:textarea-horizontal-align="justify" draw:textarea-vertical-align="middle" draw:auto-grow-height="false" fo:min-height="9.54cm" fo:min-width="9.29cm" fo:padding-top="0.23cm" fo:padding-bottom="0.23cm" fo:padding-left="0.355cm" fo:padding-right="0.355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bf819e" draw:opacity="95%" draw:textarea-horizontal-align="justify" draw:textarea-vertical-align="middle" draw:auto-grow-height="false" fo:min-height="0.948cm" fo:min-width="0.698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objectwithoutfill">
      <style:graphic-properties svg:stroke-width="0.212cm" svg:stroke-color="#000000" draw:marker-start-width="1.018cm" draw:marker-end="Arrowheads_20_4" draw:marker-end-width="0.618cm" draw:fill="none" draw:textarea-vertical-align="middle" fo:padding-top="0.231cm" fo:padding-bottom="0.231cm" fo:padding-left="0.356cm" fo:padding-right="0.356cm"/>
    </style:style>
    <style:style style:name="gr11" style:family="graphic" style:parent-style-name="objectwithoutfill">
      <style:graphic-properties svg:stroke-width="0.212cm" svg:stroke-color="#000000" draw:marker-start-width="1.018cm" draw:marker-end="Arrowheads_20_5" draw:marker-end-width="0.618cm" draw:fill="none" draw:textarea-vertical-align="middle" fo:padding-top="0.231cm" fo:padding-bottom="0.231cm" fo:padding-left="0.356cm" fo:padding-right="0.356cm"/>
    </style:style>
    <style:style style:name="gr12" style:family="graphic" style:parent-style-name="objectwithoutfill">
      <style:graphic-properties svg:stroke-width="0.212cm" svg:stroke-color="#000000" draw:marker-start-width="1.018cm" draw:marker-end="Arrowheads_20_6" draw:marker-end-width="0.618cm" draw:fill="none" draw:textarea-vertical-align="middle" fo:padding-top="0.231cm" fo:padding-bottom="0.231cm" fo:padding-left="0.356cm" fo:padding-right="0.356cm"/>
    </style:style>
    <style:style style:name="gr13" style:family="graphic" style:parent-style-name="objectwithoutfill">
      <style:graphic-properties svg:stroke-width="0.212cm" svg:stroke-color="#000000" draw:marker-start-width="1.018cm" draw:marker-end="Arrowheads_20_7" draw:marker-end-width="0.618cm" draw:fill="none" draw:textarea-vertical-align="middle" fo:padding-top="0.231cm" fo:padding-bottom="0.231cm" fo:padding-left="0.356cm" fo:padding-right="0.356cm"/>
    </style:style>
    <style:style style:name="gr14" style:family="graphic" style:parent-style-name="objectwithoutfill">
      <style:graphic-properties svg:stroke-width="0.212cm" svg:stroke-color="#000000" draw:marker-start-width="1.018cm" draw:marker-end="Arrowheads_20_8" draw:marker-end-width="0.618cm" draw:fill="none" draw:textarea-vertical-align="middle" fo:padding-top="0.231cm" fo:padding-bottom="0.231cm" fo:padding-left="0.356cm" fo:padding-right="0.356cm"/>
    </style:style>
    <style:style style:name="gr15" style:family="graphic" style:parent-style-name="standard">
      <style:graphic-properties svg:stroke-width="0.212cm" svg:stroke-color="#000000" draw:marker-start-width="0.517cm" draw:marker-end-width="0.517cm" draw:fill="none" draw:opacity="95%" draw:textarea-horizontal-align="justify" draw:textarea-vertical-align="middle" draw:auto-grow-height="false" fo:min-height="9.54cm" fo:min-width="9.29cm" fo:padding-top="0.23cm" fo:padding-bottom="0.23cm" fo:padding-left="0.355cm" fo:padding-right="0.355cm"/>
      <style:paragraph-properties style:writing-mode="lr-tb"/>
    </style:style>
    <style:style style:name="P1" style:family="paragraph">
      <loext:graphic-properties draw:fill-color="#bf819e" draw:opacity="84%"/>
      <style:paragraph-properties fo:text-align="center"/>
    </style:style>
    <style:style style:name="P2" style:family="paragraph">
      <loext:graphic-properties draw:fill="none" draw:opacity="84%"/>
      <style:paragraph-properties fo:text-align="center"/>
    </style:style>
    <style:style style:name="P3" style:family="paragraph">
      <loext:graphic-properties draw:fill-color="#ffffff" draw:opacity="95%"/>
      <style:paragraph-properties fo:text-align="center"/>
    </style:style>
    <style:style style:name="P4" style:family="paragraph">
      <loext:graphic-properties draw:fill="none" draw:opacity="95%"/>
      <style:paragraph-properties fo:text-align="center"/>
    </style:style>
    <style:style style:name="P5" style:family="paragraph">
      <loext:graphic-properties draw:fill-color="#bf819e" draw:opacity="95%"/>
      <style:paragraph-properties fo:text-align="center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="none" draw:fill-color="#ffffff"/>
      <style:text-properties fo:font-size="28pt" style:font-size-asian="28pt" style:font-size-complex="2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size="28pt" style:font-size-asian="28pt" style:font-size-complex="28pt"/>
    </style:style>
    <style:style style:name="P10" style:family="paragraph">
      <loext:graphic-properties draw:fill="none" draw:opacity="95%"/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5cm" svg:height="1.25cm" svg:x="43.682cm" svg:y="2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3.682cm" svg:y="2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3.682cm" svg:y="2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3.682cm" svg:y="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4.932cm" svg:y="2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4.932cm" svg:y="2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4.932cm" svg:y="2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4.932cm" svg:y="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6.182cm" svg:y="2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6.182cm" svg:y="2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6.182cm" svg:y="2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6.182cm" svg:y="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7.432cm" svg:y="2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7.432cm" svg:y="2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7.432cm" svg:y="2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7.432cm" svg:y="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3.682cm" svg:y="2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3.682cm" svg:y="3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3.682cm" svg:y="3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3.682cm" svg:y="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4.932cm" svg:y="2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4.932cm" svg:y="3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4.932cm" svg:y="3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4.932cm" svg:y="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6.182cm" svg:y="2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6.182cm" svg:y="3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6.182cm" svg:y="3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6.182cm" svg:y="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7.432cm" svg:y="2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7.432cm" svg:y="3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7.432cm" svg:y="3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7.432cm" svg:y="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8.682cm" svg:y="2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8.682cm" svg:y="2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8.682cm" svg:y="2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8.682cm" svg:y="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9.932cm" svg:y="2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9.932cm" svg:y="2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9.932cm" svg:y="2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9.932cm" svg:y="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1.182cm" svg:y="2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1.182cm" svg:y="2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1.182cm" svg:y="2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1.182cm" svg:y="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2.432cm" svg:y="2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2.432cm" svg:y="2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2.432cm" svg:y="2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2.432cm" svg:y="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8.682cm" svg:y="2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8.682cm" svg:y="3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8.682cm" svg:y="3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8.682cm" svg:y="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9.932cm" svg:y="2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9.932cm" svg:y="3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9.932cm" svg:y="3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9.932cm" svg:y="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1.182cm" svg:y="2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1.182cm" svg:y="3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1.182cm" svg:y="3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1.182cm" svg:y="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2.432cm" svg:y="2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2.432cm" svg:y="3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2.432cm" svg:y="3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2.43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cm" svg:height="10cm" svg:x="43.682cm" svg:y="2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3.682cm" svg:y="3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3.682cm" svg:y="3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3.682cm" svg:y="3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3.682cm" svg:y="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4.932cm" svg:y="3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4.932cm" svg:y="3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4.932cm" svg:y="3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4.932cm" svg:y="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6.182cm" svg:y="3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6.182cm" svg:y="3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6.182cm" svg:y="3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6.182cm" svg:y="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7.432cm" svg:y="3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7.432cm" svg:y="3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7.432cm" svg:y="3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7.432cm" svg:y="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3.682cm" svg:y="3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3.682cm" svg:y="4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3.682cm" svg:y="4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3.682cm" svg:y="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4.932cm" svg:y="3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4.932cm" svg:y="4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4.932cm" svg:y="4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4.932cm" svg:y="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6.182cm" svg:y="3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6.182cm" svg:y="4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6.182cm" svg:y="4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6.182cm" svg:y="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7.432cm" svg:y="3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7.432cm" svg:y="4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7.432cm" svg:y="4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7.432cm" svg:y="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8.682cm" svg:y="3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8.682cm" svg:y="3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8.682cm" svg:y="3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8.682cm" svg:y="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9.932cm" svg:y="3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9.932cm" svg:y="3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9.932cm" svg:y="3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9.932cm" svg:y="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1.182cm" svg:y="3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1.182cm" svg:y="3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1.182cm" svg:y="3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1.182cm" svg:y="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2.432cm" svg:y="3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2.432cm" svg:y="3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2.432cm" svg:y="3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2.432cm" svg:y="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8.682cm" svg:y="3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8.682cm" svg:y="4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8.682cm" svg:y="4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8.682cm" svg:y="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9.932cm" svg:y="3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9.932cm" svg:y="4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9.932cm" svg:y="4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9.932cm" svg:y="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1.182cm" svg:y="3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1.182cm" svg:y="4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1.182cm" svg:y="4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1.182cm" svg:y="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2.432cm" svg:y="3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2.432cm" svg:y="4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2.432cm" svg:y="4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2.432cm" svg:y="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0cm" svg:height="10cm" svg:x="43.682cm" svg:y="3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3.682cm" svg:y="3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3.682cm" svg:y="3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3.682cm" svg:y="3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3.682cm" svg:y="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4.932cm" svg:y="3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4.932cm" svg:y="3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4.932cm" svg:y="3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4.932cm" svg:y="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6.182cm" svg:y="3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6.182cm" svg:y="3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6.182cm" svg:y="3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6.182cm" svg:y="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7.432cm" svg:y="3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7.432cm" svg:y="3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7.432cm" svg:y="3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7.432cm" svg:y="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3.682cm" svg:y="3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3.682cm" svg:y="4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3.682cm" svg:y="4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3.682cm" svg:y="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4.932cm" svg:y="3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4.932cm" svg:y="4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4.932cm" svg:y="4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4.932cm" svg:y="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6.182cm" svg:y="3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6.182cm" svg:y="4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6.182cm" svg:y="4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6.182cm" svg:y="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7.432cm" svg:y="3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7.432cm" svg:y="4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7.432cm" svg:y="4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7.432cm" svg:y="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8.682cm" svg:y="3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8.682cm" svg:y="3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8.682cm" svg:y="3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8.682cm" svg:y="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9.932cm" svg:y="3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9.932cm" svg:y="3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9.932cm" svg:y="3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9.932cm" svg:y="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1.182cm" svg:y="3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1.182cm" svg:y="3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1.182cm" svg:y="3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1.182cm" svg:y="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2.432cm" svg:y="3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2.432cm" svg:y="3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2.432cm" svg:y="3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2.432cm" svg:y="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8.682cm" svg:y="3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8.682cm" svg:y="4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8.682cm" svg:y="4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8.682cm" svg:y="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9.932cm" svg:y="3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9.932cm" svg:y="4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9.932cm" svg:y="4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9.932cm" svg:y="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1.182cm" svg:y="3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1.182cm" svg:y="4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1.182cm" svg:y="4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1.182cm" svg:y="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2.432cm" svg:y="3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2.432cm" svg:y="4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2.432cm" svg:y="4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2.432cm" svg:y="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0cm" svg:height="10cm" svg:x="53.682cm" svg:y="3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3.682cm" svg:y="2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3.682cm" svg:y="2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3.682cm" svg:y="2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3.682cm" svg:y="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4.932cm" svg:y="2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4.932cm" svg:y="2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4.932cm" svg:y="2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4.932cm" svg:y="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6.182cm" svg:y="2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6.182cm" svg:y="2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6.182cm" svg:y="2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6.182cm" svg:y="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7.432cm" svg:y="2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7.432cm" svg:y="2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7.432cm" svg:y="2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7.432cm" svg:y="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3.682cm" svg:y="2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3.682cm" svg:y="3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3.682cm" svg:y="3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3.682cm" svg:y="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4.932cm" svg:y="2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4.932cm" svg:y="3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4.932cm" svg:y="3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4.932cm" svg:y="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6.182cm" svg:y="2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6.182cm" svg:y="3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6.182cm" svg:y="3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6.182cm" svg:y="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7.432cm" svg:y="2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7.432cm" svg:y="3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7.432cm" svg:y="3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7.432cm" svg:y="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8.682cm" svg:y="2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8.682cm" svg:y="2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8.682cm" svg:y="2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8.682cm" svg:y="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9.932cm" svg:y="2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9.932cm" svg:y="2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9.932cm" svg:y="2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9.932cm" svg:y="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1.182cm" svg:y="2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1.182cm" svg:y="2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1.182cm" svg:y="2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1.182cm" svg:y="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2.432cm" svg:y="2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2.432cm" svg:y="2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2.432cm" svg:y="2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2.432cm" svg:y="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8.682cm" svg:y="2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8.682cm" svg:y="3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8.682cm" svg:y="3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8.682cm" svg:y="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9.932cm" svg:y="2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9.932cm" svg:y="3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9.932cm" svg:y="3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9.932cm" svg:y="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1.182cm" svg:y="2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1.182cm" svg:y="3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1.182cm" svg:y="3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1.182cm" svg:y="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2.432cm" svg:y="2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2.432cm" svg:y="3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2.432cm" svg:y="3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2.432cm" svg:y="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0cm" svg:height="10cm" svg:x="53.682cm" svg:y="24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1.932cm" svg:y="2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1.932cm" svg:y="23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1.932cm" svg:y="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1.932cm" svg:y="26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3.182cm" svg:y="2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3.182cm" svg:y="23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3.182cm" svg:y="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3.182cm" svg:y="26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4.432cm" svg:y="2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4.432cm" svg:y="23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4.432cm" svg:y="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4.432cm" svg:y="26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5.682cm" svg:y="2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5.682cm" svg:y="23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5.682cm" svg:y="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5.682cm" svg:y="26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1.932cm" svg:y="2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1.932cm" svg:y="28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1.932cm" svg:y="3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1.932cm" svg:y="31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3.182cm" svg:y="2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3.182cm" svg:y="28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3.182cm" svg:y="3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3.182cm" svg:y="31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4.432cm" svg:y="2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4.432cm" svg:y="28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4.432cm" svg:y="3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4.432cm" svg:y="31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5.682cm" svg:y="2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5.682cm" svg:y="28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5.682cm" svg:y="3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5.682cm" svg:y="31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6.932cm" svg:y="2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6.932cm" svg:y="23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6.932cm" svg:y="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6.932cm" svg:y="26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8.182cm" svg:y="2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8.182cm" svg:y="23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8.182cm" svg:y="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8.182cm" svg:y="26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9.432cm" svg:y="2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9.432cm" svg:y="23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9.432cm" svg:y="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9.432cm" svg:y="26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50.682cm" svg:y="2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50.682cm" svg:y="23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50.682cm" svg:y="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50.682cm" svg:y="26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6.932cm" svg:y="2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6.932cm" svg:y="28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6.932cm" svg:y="3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6.932cm" svg:y="31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8.182cm" svg:y="2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8.182cm" svg:y="28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8.182cm" svg:y="3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8.182cm" svg:y="31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9.432cm" svg:y="2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9.432cm" svg:y="28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9.432cm" svg:y="3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9.432cm" svg:y="31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50.682cm" svg:y="2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50.682cm" svg:y="28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50.682cm" svg:y="3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50.682cm" svg:y="31.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10cm" svg:x="41.932cm" svg:y="2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1.932cm" svg:y="3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1.932cm" svg:y="33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1.932cm" svg:y="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1.932cm" svg:y="36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3.182cm" svg:y="3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3.182cm" svg:y="33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3.182cm" svg:y="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3.182cm" svg:y="36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4.432cm" svg:y="3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4.432cm" svg:y="33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4.432cm" svg:y="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4.432cm" svg:y="36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5.682cm" svg:y="3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5.682cm" svg:y="33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5.682cm" svg:y="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5.682cm" svg:y="36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1.932cm" svg:y="37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1.932cm" svg:y="38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1.932cm" svg:y="4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1.932cm" svg:y="41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3.182cm" svg:y="37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3.182cm" svg:y="38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3.182cm" svg:y="4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3.182cm" svg:y="41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4.432cm" svg:y="37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4.432cm" svg:y="38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4.432cm" svg:y="4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4.432cm" svg:y="41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5.682cm" svg:y="37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5.682cm" svg:y="38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5.682cm" svg:y="4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5.682cm" svg:y="41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6.932cm" svg:y="3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6.932cm" svg:y="33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6.932cm" svg:y="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6.932cm" svg:y="36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8.182cm" svg:y="3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8.182cm" svg:y="33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8.182cm" svg:y="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8.182cm" svg:y="36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9.432cm" svg:y="3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9.432cm" svg:y="33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9.432cm" svg:y="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9.432cm" svg:y="36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0.682cm" svg:y="3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0.682cm" svg:y="33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0.682cm" svg:y="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0.682cm" svg:y="36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6.932cm" svg:y="37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6.932cm" svg:y="38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6.932cm" svg:y="4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6.932cm" svg:y="41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8.182cm" svg:y="37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8.182cm" svg:y="38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8.182cm" svg:y="4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8.182cm" svg:y="41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9.432cm" svg:y="37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9.432cm" svg:y="38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9.432cm" svg:y="4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49.432cm" svg:y="41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0.682cm" svg:y="37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0.682cm" svg:y="38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0.682cm" svg:y="4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0.682cm" svg:y="41.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10cm" svg:x="41.932cm" svg:y="3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1.932cm" svg:y="3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1.932cm" svg:y="33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1.932cm" svg:y="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1.932cm" svg:y="36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3.182cm" svg:y="3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3.182cm" svg:y="33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3.182cm" svg:y="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3.182cm" svg:y="36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4.432cm" svg:y="3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4.432cm" svg:y="33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4.432cm" svg:y="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4.432cm" svg:y="36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5.682cm" svg:y="3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5.682cm" svg:y="33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5.682cm" svg:y="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5.682cm" svg:y="36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1.932cm" svg:y="37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1.932cm" svg:y="38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1.932cm" svg:y="4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1.932cm" svg:y="41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3.182cm" svg:y="37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3.182cm" svg:y="38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3.182cm" svg:y="4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3.182cm" svg:y="41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4.432cm" svg:y="37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4.432cm" svg:y="38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4.432cm" svg:y="4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4.432cm" svg:y="41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5.682cm" svg:y="37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5.682cm" svg:y="38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5.682cm" svg:y="4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5.682cm" svg:y="41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6.932cm" svg:y="3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6.932cm" svg:y="33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6.932cm" svg:y="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6.932cm" svg:y="36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8.182cm" svg:y="3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8.182cm" svg:y="33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8.182cm" svg:y="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8.182cm" svg:y="36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9.432cm" svg:y="3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9.432cm" svg:y="33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9.432cm" svg:y="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9.432cm" svg:y="36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60.682cm" svg:y="3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60.682cm" svg:y="33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60.682cm" svg:y="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60.682cm" svg:y="36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6.932cm" svg:y="37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6.932cm" svg:y="38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6.932cm" svg:y="4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6.932cm" svg:y="41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8.182cm" svg:y="37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8.182cm" svg:y="38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8.182cm" svg:y="4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8.182cm" svg:y="41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9.432cm" svg:y="37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9.432cm" svg:y="38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9.432cm" svg:y="4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9.432cm" svg:y="41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60.682cm" svg:y="37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60.682cm" svg:y="38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60.682cm" svg:y="4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60.682cm" svg:y="41.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10cm" svg:x="51.932cm" svg:y="3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1.932cm" svg:y="2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1.932cm" svg:y="23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1.932cm" svg:y="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1.932cm" svg:y="26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3.182cm" svg:y="2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3.182cm" svg:y="23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3.182cm" svg:y="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3.182cm" svg:y="26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4.432cm" svg:y="2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4.432cm" svg:y="23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4.432cm" svg:y="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4.432cm" svg:y="26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5.682cm" svg:y="2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5.682cm" svg:y="23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5.682cm" svg:y="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5.682cm" svg:y="26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1.932cm" svg:y="27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1.932cm" svg:y="28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1.932cm" svg:y="3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1.932cm" svg:y="31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3.182cm" svg:y="27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3.182cm" svg:y="28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3.182cm" svg:y="3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3.182cm" svg:y="31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4.432cm" svg:y="27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4.432cm" svg:y="28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4.432cm" svg:y="3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4.432cm" svg:y="31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5.682cm" svg:y="27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5.682cm" svg:y="28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5.682cm" svg:y="3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5.682cm" svg:y="31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6.932cm" svg:y="2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6.932cm" svg:y="23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6.932cm" svg:y="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6.932cm" svg:y="26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8.182cm" svg:y="2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8.182cm" svg:y="23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8.182cm" svg:y="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8.182cm" svg:y="26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9.432cm" svg:y="2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9.432cm" svg:y="23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9.432cm" svg:y="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9.432cm" svg:y="26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60.682cm" svg:y="2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60.682cm" svg:y="23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60.682cm" svg:y="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60.682cm" svg:y="26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6.932cm" svg:y="27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6.932cm" svg:y="28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6.932cm" svg:y="3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6.932cm" svg:y="31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8.182cm" svg:y="27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8.182cm" svg:y="28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8.182cm" svg:y="3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8.182cm" svg:y="31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9.432cm" svg:y="27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9.432cm" svg:y="28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9.432cm" svg:y="3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59.432cm" svg:y="31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60.682cm" svg:y="27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60.682cm" svg:y="28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60.682cm" svg:y="3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1.25cm" svg:x="60.682cm" svg:y="31.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10cm" svg:x="51.932cm" svg:y="22.5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6.568cm" svg:height="1.352cm" svg:x="65.114cm" svg:y="33.75cm">
          <draw:text-box>
            <text:p text:style-name="P6"><text:span text:style-name="T1">G</text:span><text:span text:style-name="T1">ri</text:span><text:span text:style-name="T1">d</text:span><text:span text:style-name="T1">D</text:span><text:span text:style-name="T1">i</text:span><text:span text:style-name="T1">m</text:span><text:span text:style-name="T1">.</text:span><text:span text:style-name="T1">x </text:span><text:span text:style-name="T1">= </text:span><text:span text:style-name="T1">2</text:span></text:p>
          </draw:text-box>
        </draw:frame>
        <draw:line draw:style-name="gr10" draw:text-style-name="P8" draw:layer="layout" svg:x1="40.932cm" svg:y1="32.5cm" svg:x2="40.932cm" svg:y2="42.5cm">
          <text:p/>
        </draw:line>
        <draw:line draw:style-name="gr11" draw:text-style-name="P8" draw:layer="layout" svg:x1="64.682cm" svg:y1="24.25cm" svg:x2="64.682cm" svg:y2="44.25cm">
          <text:p/>
        </draw:line>
        <draw:line draw:style-name="gr12" draw:text-style-name="P8" draw:layer="layout" svg:x1="43.682cm" svg:y1="45.25cm" svg:x2="63.682cm" svg:y2="45.25cm">
          <text:p/>
        </draw:line>
        <draw:frame draw:style-name="gr9" draw:text-style-name="P7" draw:layer="layout" svg:width="6.568cm" svg:height="1.352cm" svg:x="50.432cm" svg:y="45.648cm">
          <draw:text-box>
            <text:p text:style-name="P6"><text:span text:style-name="T1">G</text:span><text:span text:style-name="T1">ri</text:span><text:span text:style-name="T1">d</text:span><text:span text:style-name="T1">D</text:span><text:span text:style-name="T1">i</text:span><text:span text:style-name="T1">m</text:span><text:span text:style-name="T1">.</text:span><text:span text:style-name="T1">y </text:span><text:span text:style-name="T1">= </text:span><text:span text:style-name="T1">2</text:span></text:p>
          </draw:text-box>
        </draw:frame>
        <draw:line draw:style-name="gr13" draw:text-style-name="P8" draw:layer="layout" svg:x1="41.932cm" svg:y1="21.65cm" svg:x2="51.682cm" svg:y2="21.65cm">
          <text:p/>
        </draw:line>
        <draw:frame draw:style-name="gr9" draw:text-style-name="P7" draw:layer="layout" svg:width="7.119cm" svg:height="1.352cm" svg:x="33.314cm" svg:y="36.648cm">
          <draw:text-box>
            <text:p text:style-name="P6"><text:span text:style-name="T1">B</text:span><text:span text:style-name="T1">l</text:span><text:span text:style-name="T1">o</text:span><text:span text:style-name="T1">c</text:span><text:span text:style-name="T1">k</text:span><text:span text:style-name="T1">D</text:span><text:span text:style-name="T1">i</text:span><text:span text:style-name="T1">m</text:span><text:span text:style-name="T1">.</text:span><text:span text:style-name="T1">x </text:span><text:span text:style-name="T1">= </text:span><text:span text:style-name="T1">8</text:span></text:p>
          </draw:text-box>
        </draw:frame>
        <draw:frame draw:style-name="gr9" draw:text-style-name="P7" draw:layer="layout" svg:width="7.119cm" svg:height="1.352cm" svg:x="43.182cm" svg:y="19.75cm">
          <draw:text-box>
            <text:p text:style-name="P6"><text:span text:style-name="T1">B</text:span><text:span text:style-name="T1">l</text:span><text:span text:style-name="T1">o</text:span><text:span text:style-name="T1">c</text:span><text:span text:style-name="T1">k</text:span><text:span text:style-name="T1">D</text:span><text:span text:style-name="T1">i</text:span><text:span text:style-name="T1">m</text:span><text:span text:style-name="T1">.</text:span><text:span text:style-name="T1">y </text:span><text:span text:style-name="T1">= </text:span><text:span text:style-name="T1">8</text:span></text:p>
          </draw:text-box>
        </draw:frame>
        <draw:line draw:style-name="gr14" draw:text-style-name="P8" draw:layer="layout" svg:x1="63.182cm" svg:y1="21.25cm" svg:x2="66.932cm" svg:y2="25cm">
          <text:p/>
        </draw:line>
        <draw:frame draw:style-name="gr9" draw:text-style-name="P7" draw:layer="layout" svg:width="7.119cm" svg:height="1.352cm" svg:x="64.932cm" svg:y="20.75cm">
          <draw:text-box>
            <text:p text:style-name="P6"><text:span text:style-name="T1">B</text:span><text:span text:style-name="T1">l</text:span><text:span text:style-name="T1">o</text:span><text:span text:style-name="T1">c</text:span><text:span text:style-name="T1">k</text:span><text:span text:style-name="T1">D</text:span><text:span text:style-name="T1">i</text:span><text:span text:style-name="T1">m</text:span><text:span text:style-name="T1">.</text:span><text:span text:style-name="T1">z </text:span><text:span text:style-name="T1">= </text:span><text:span text:style-name="T1">1</text:span></text:p>
          </draw:text-box>
        </draw:frame>
        <draw:frame draw:style-name="gr9" draw:text-style-name="P7" draw:layer="layout" svg:width="6.568cm" svg:height="1.352cm" svg:x="66.432cm" svg:y="22.75cm">
          <draw:text-box>
            <text:p text:style-name="P6"><text:span text:style-name="T1">G</text:span><text:span text:style-name="T1">ri</text:span><text:span text:style-name="T1">d</text:span><text:span text:style-name="T1">D</text:span><text:span text:style-name="T1">i</text:span><text:span text:style-name="T1">m</text:span><text:span text:style-name="T1">.</text:span><text:span text:style-name="T1">z </text:span><text:span text:style-name="T1">= </text:span><text:span text:style-name="T1">2</text:span></text:p>
          </draw:text-box>
        </draw:frame>
        <draw:custom-shape draw:style-name="gr8" draw:text-style-name="P5" draw:layer="layout" svg:width="1.25cm" svg:height="1.25cm" svg:x="73cm" svg:y="26.5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7.322cm" svg:height="1.352cm" svg:x="74.443cm" svg:y="26.65cm">
          <draw:text-box>
            <text:p text:style-name="P6"><text:span text:style-name="T1">F</text:span><text:span text:style-name="T1">i</text:span><text:span text:style-name="T1">n</text:span><text:span text:style-name="T1">i</text:span><text:span text:style-name="T1">s</text:span><text:span text:style-name="T1">h</text:span><text:span text:style-name="T1">e</text:span><text:span text:style-name="T1">d </text:span><text:span text:style-name="T1">t</text:span><text:span text:style-name="T1">h</text:span><text:span text:style-name="T1">r</text:span><text:span text:style-name="T1">e</text:span><text:span text:style-name="T1">a</text:span><text:span text:style-name="T1">d</text:span></text:p>
          </draw:text-box>
        </draw:frame>
        <draw:custom-shape draw:style-name="gr6" draw:text-style-name="P3" draw:layer="layout" svg:width="1.25cm" svg:height="1.25cm" svg:x="73cm" svg:y="28.5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8.257cm" svg:height="1.352cm" svg:x="74.416cm" svg:y="28.622cm">
          <draw:text-box>
            <text:p text:style-name="P6"><text:span text:style-name="T1">U</text:span><text:span text:style-name="T1">n</text:span><text:span text:style-name="T1">fi</text:span><text:span text:style-name="T1">n</text:span><text:span text:style-name="T1">i</text:span><text:span text:style-name="T1">s</text:span><text:span text:style-name="T1">h</text:span><text:span text:style-name="T1">e</text:span><text:span text:style-name="T1">d </text:span><text:span text:style-name="T1">t</text:span><text:span text:style-name="T1">h</text:span><text:span text:style-name="T1">r</text:span><text:span text:style-name="T1">e</text:span><text:span text:style-name="T1">a</text:span><text:span text:style-name="T1">d</text:span></text:p>
          </draw:text-box>
        </draw:frame>
        <draw:custom-shape draw:style-name="gr15" draw:text-style-name="P10" draw:layer="layout" svg:width="10cm" svg:height="10cm" svg:x="73cm" svg:y="30.75cm">
          <text:p text:style-name="P9"><text:span text:style-name="T1">B</text:span><text:span text:style-name="T1">l</text:span><text:span text:style-name="T1">o</text:span><text:span text:style-name="T1">c</text:span><text:span text:style-name="T1">k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Dimension_20_Line_20_Arrow" draw:display-name="Dimension Line Arrow" svg:viewBox="0 0 836 946" svg:d="M0 0v110h418 418v-110zM418 110l-418 836h836z"/>
    <draw:marker draw:name="Dimension_20_Lines" draw:display-name="Dimension Lines" svg:viewBox="0 0 836 110" svg:d="M0 0h278 278 280v36 36 38h-278-278-280v-36-36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start="Dimension_20_Lines" draw:marker-start-width="0.7cm" draw:marker-start-center="true" draw:marker-end="Dimension_20_Line_20_Arrow" draw:marker-end-width="0.7cm" draw:marker-end-center="true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3T17:04:56.529359873</meta:creation-date>
    <dc:date>2023-12-13T17:48:58.944918834</dc:date>
    <meta:editing-duration>PT12M30S</meta:editing-duration>
    <meta:editing-cycles>6</meta:editing-cycles>
    <meta:generator>LibreOffice/7.3.7.2$Linux_X86_64 LibreOffice_project/30$Build-2</meta:generator>
    <meta:document-statistic meta:object-count="536"/>
  </office:meta>
</office:document-meta>
</file>